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Consolas1" svg:font-family="Consolas, 'Courier New', monospace"/>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4208in" fo:margin-left="-0.0854in" table:align="left" style:writing-mode="lr-tb"/>
    </style:style>
    <style:style style:name="Table1.A" style:family="table-column">
      <style:table-column-properties style:column-width="2.4667in"/>
    </style:style>
    <style:style style:name="Table1.C" style:family="table-column">
      <style:table-column-properties style:column-width="2.4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9" style:family="table-row">
      <style:table-row-properties style:min-row-height="0.2375in"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style:tab-stops>
          <style:tab-stop style:position="1in"/>
        </style:tab-stops>
      </style:paragraph-properties>
      <style:text-properties fo:font-weight="bold" style:font-weight-asian="bold"/>
    </style:style>
    <style:style style:name="P6" style:family="paragraph" style:parent-style-name="Standard">
      <style:paragraph-properties style:snap-to-layout-grid="false">
        <style:tab-stops>
          <style:tab-stop style:position="1in"/>
        </style:tab-stops>
      </style:paragraph-properties>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paragraph-properties>
        <style:tab-stops>
          <style:tab-stop style:position="1in"/>
        </style:tab-stops>
      </style:paragraph-properties>
      <style:text-properties style:text-underline-style="solid" style:text-underline-width="auto" style:text-underline-color="font-color" fo:font-weight="bold" style:font-weight-asian="bold"/>
    </style:style>
    <style:style style:name="P10"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style:font-weight-asian="bold"/>
    </style:style>
    <style:style style:name="P11" style:family="paragraph" style:parent-style-name="Standard">
      <style:paragraph-properties>
        <style:tab-stops>
          <style:tab-stop style:position="1in"/>
        </style:tab-stops>
      </style:paragraph-properties>
    </style:style>
    <style:style style:name="P12" style:family="paragraph" style:parent-style-name="Standard">
      <style:paragraph-properties style:line-height-at-least="0.198in"/>
    </style:style>
    <style:style style:name="P13" style:family="paragraph" style:parent-style-name="Standard">
      <style:paragraph-properties style:line-height-at-least="0.198in"/>
      <style:text-properties fo:color="#608b4e" style:font-name="Consolas" fo:font-size="10.5pt" fo:font-weight="normal" fo:background-color="#000000" style:font-size-asian="10.5pt" style:font-weight-asian="normal" style:font-name-complex="Consolas"/>
    </style:style>
    <style:style style:name="P14" style:family="paragraph" style:parent-style-name="Standard">
      <style:paragraph-properties>
        <style:tab-stops>
          <style:tab-stop style:position="1in"/>
        </style:tab-stops>
      </style:paragraph-properties>
      <style:text-properties officeooo:rsid="00186c25" officeooo:paragraph-rsid="00186c25"/>
    </style:style>
    <style:style style:name="P15"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6"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style:font-weight-asian="bold"/>
    </style:style>
    <style:style style:name="P17"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186c25" officeooo:paragraph-rsid="00186c25" style:font-weight-asian="bold"/>
    </style:style>
    <style:style style:name="P18"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19ac4d" officeooo:paragraph-rsid="0019ac4d" style:font-weight-asian="bold"/>
    </style:style>
    <style:style style:name="P19" style:family="paragraph" style:parent-style-name="Standard">
      <style:paragraph-properties style:line-height-at-least="0.198in"/>
      <style:text-properties fo:color="#608b4e" style:font-name="Consolas" fo:font-size="10.5pt" fo:font-weight="normal" fo:background-color="#000000" style:font-size-asian="10.5pt" style:font-weight-asian="normal" style:font-name-complex="Consolas"/>
    </style:style>
    <style:style style:name="P20" style:family="paragraph" style:parent-style-name="Standard">
      <style:paragraph-properties style:line-height-at-least="0.198in"/>
      <style:text-properties fo:color="#d4d4d4" style:font-name="Consolas1" fo:font-size="10.5pt" fo:font-weight="normal" officeooo:paragraph-rsid="0018f2a7" fo:background-color="#1e1e1e"/>
    </style:style>
    <style:style style:name="P21" style:family="paragraph" style:parent-style-name="Standard">
      <style:paragraph-properties style:line-height-at-least="0.198in"/>
      <style:text-properties fo:color="#d4d4d4" style:font-name="Consolas1" fo:font-size="10.5pt" fo:font-weight="normal" officeooo:paragraph-rsid="0019ac4d" fo:background-color="#1e1e1e"/>
    </style:style>
    <style:style style:name="P22" style:family="paragraph" style:parent-style-name="Standard">
      <style:paragraph-properties>
        <style:tab-stops>
          <style:tab-stop style:position="1in"/>
        </style:tab-stops>
      </style:paragraph-properties>
      <style:text-properties officeooo:rsid="0019ac4d" officeooo:paragraph-rsid="0019ac4d"/>
    </style:style>
    <style:style style:name="P23" style:family="paragraph">
      <loext:graphic-properties draw:fill="solid" draw:fill-color="#ffffff"/>
      <style:paragraph-properties style:writing-mode="lr-tb"/>
    </style:style>
    <style:style style:name="P24" style:family="paragraph">
      <style:paragraph-properties style:text-autospace="ideograph-alpha" style:punctuation-wrap="simple" style:line-break="strict" style:writing-mode="lr-tb"/>
    </style:style>
    <style:style style:name="P25" style:family="paragraph">
      <loext:graphic-properties draw:fill="solid" draw:fill-color="#ffffff"/>
      <style:paragraph-properties style:text-autospace="ideograph-alpha" style:punctuation-wrap="simple" style:line-break="strict" style:writing-mode="lr-tb"/>
    </style:style>
    <style:style style:name="P26" style:family="paragraph">
      <loext:graphic-properties draw:fill="none" draw:fill-color="#ffffff"/>
      <style:paragraph-properties fo:text-align="center" style:writing-mode="lr-tb"/>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style:text-autospace="ideograph-alpha" style:punctuation-wrap="simple" style:line-break="strict" style:writing-mode="lr-tb"/>
    </style:style>
    <style:style style:name="P29" style:family="paragraph">
      <loext:graphic-properties draw:fill-color="#ffffff"/>
    </style:style>
    <style:style style:name="P30" style:family="paragraph">
      <loext:graphic-properties draw:fill-color="#ffffff"/>
      <style:paragraph-properties fo:text-align="center"/>
    </style:style>
    <style:style style:name="P31" style:family="paragraph">
      <loext:graphic-properties draw:fill="none" draw:fill-color="#ffffff"/>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86c25" style:font-weight-asian="bold"/>
    </style:style>
    <style:style style:name="T4" style:family="text">
      <style:text-properties fo:color="#d4d4d4" style:font-name="Consolas" fo:font-size="10.5pt" fo:font-weight="normal" fo:background-color="#000000" loext:char-shading-value="0" style:font-size-asian="10.5pt" style:font-weight-asian="normal" style:font-name-complex="Consolas"/>
    </style:style>
    <style:style style:name="T5" style:family="text">
      <style:text-properties fo:color="#dcdcaa" style:font-name="Consolas" fo:font-size="10.5pt" fo:font-weight="normal" fo:background-color="#000000" loext:char-shading-value="0" style:font-size-asian="10.5pt" style:font-weight-asian="normal" style:font-name-complex="Consolas"/>
    </style:style>
    <style:style style:name="T6" style:family="text">
      <style:text-properties fo:color="#dcdcaa" officeooo:rsid="0018f2a7" style:font-size-asian="10.5pt" style:font-weight-asian="normal" style:font-name-complex="Consolas"/>
    </style:style>
    <style:style style:name="T7" style:family="text">
      <style:text-properties fo:color="#dcdcaa" officeooo:rsid="0018f2a7"/>
    </style:style>
    <style:style style:name="T8" style:family="text">
      <style:text-properties fo:color="#dcdcaa" officeooo:rsid="0019ac4d"/>
    </style:style>
    <style:style style:name="T9" style:family="text">
      <style:text-properties fo:color="#569cd6" style:font-name="Consolas" fo:font-size="10.5pt" fo:font-weight="normal" fo:background-color="#000000" loext:char-shading-value="0" style:font-size-asian="10.5pt" style:font-weight-asian="normal" style:font-name-complex="Consolas"/>
    </style:style>
    <style:style style:name="T10" style:family="text">
      <style:text-properties fo:color="#569cd6" officeooo:rsid="0018f2a7" style:font-size-asian="10.5pt" style:font-weight-asian="normal" style:font-name-complex="Consolas"/>
    </style:style>
    <style:style style:name="T11" style:family="text">
      <style:text-properties fo:color="#569cd6" officeooo:rsid="0018f2a7"/>
    </style:style>
    <style:style style:name="T12" style:family="text">
      <style:text-properties fo:color="#569cd6" officeooo:rsid="0019ac4d"/>
    </style:style>
    <style:style style:name="T13" style:family="text">
      <style:text-properties fo:color="#608b4e"/>
    </style:style>
    <style:style style:name="T14" style:family="text">
      <style:text-properties fo:color="#608b4e" style:font-name="Consolas" fo:font-size="10.5pt" fo:font-weight="normal" fo:background-color="#000000" loext:char-shading-value="0" style:font-size-asian="10.5pt" style:font-weight-asian="normal" style:font-name-complex="Consolas"/>
    </style:style>
    <style:style style:name="T15" style:family="text">
      <style:text-properties fo:color="#608b4e" officeooo:rsid="0018f2a7"/>
    </style:style>
    <style:style style:name="T16" style:family="text">
      <style:text-properties fo:color="#608b4e" officeooo:rsid="0019ac4d"/>
    </style:style>
    <style:style style:name="T17" style:family="text">
      <style:text-properties officeooo:rsid="00186c25"/>
    </style:style>
    <style:style style:name="T18" style:family="text">
      <style:text-properties officeooo:rsid="0018f2a7"/>
    </style:style>
    <style:style style:name="T19" style:family="text">
      <style:text-properties officeooo:rsid="0018f2a7" style:font-size-asian="10.5pt" style:font-weight-asian="normal" style:font-name-complex="Consolas"/>
    </style:style>
    <style:style style:name="T20" style:family="text">
      <style:text-properties officeooo:rsid="0019ac4d"/>
    </style:style>
    <style:style style:name="T21" style:family="text">
      <style:text-properties style:use-window-font-color="true" style:font-name="Liberation Serif1"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gr1"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839in" fo:min-width="0.5591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528in" fo:min-width="0.7984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3465a4" svg:stroke-opacity="100%" draw:stroke-linejoin="round" draw:fill="solid" draw:fill-color="#ffffff" draw:textarea-horizontal-align="justify" draw:textarea-vertical-align="middle" draw:auto-grow-height="false" draw:auto-grow-width="true" fo:min-width="0.8528in"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465in" fo:min-width="1.100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154in" fo:min-width="0.8819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3465a4" svg:stroke-opacity="100%" draw:stroke-linejoin="round" draw:fill="solid" draw:fill-color="#ffffff" draw:textarea-horizontal-align="justify" draw:textarea-vertical-align="middle" draw:auto-grow-height="false" draw:auto-grow-width="true" fo:min-width="1.2602in"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945in" fo:min-width="0.944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362in" fo:min-width="0.996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3465a4" svg:stroke-opacity="100%" draw:stroke-linejoin="round" draw:fill="none" draw:fill-color="#ffffff" draw:textarea-horizontal-align="left" draw:textarea-vertical-align="middle" draw:auto-grow-height="false" fo:min-height="0.0071in" fo:min-width="0.15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3465a4" svg:stroke-opacity="100%" draw:stroke-linejoin="round" draw:fill="none" draw:fill-color="#ffffff" draw:textarea-horizontal-align="left" draw:textarea-vertical-align="middle" draw:auto-grow-height="false" fo:min-height="0in" fo:min-width="0.1217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0.448in" fo:min-width="1.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0.4063in" fo:min-width="1.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0.0465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ffff" draw:textarea-horizontal-align="justify" draw:textarea-vertical-align="middle" draw:auto-grow-height="false" fo:min-height="0.4165in" fo:min-width="1.448in"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ff" draw:textarea-horizontal-align="justify" draw:textarea-vertical-align="middle" draw:auto-grow-height="false" fo:min-height="0.3854in" fo:min-width="1.2189in" style:run-through="foreground" style:wrap="run-through" style:number-wrapped-paragraphs="no-limit" style:vertical-pos="from-top" style:vertical-rel="paragraph" style:horizontal-pos="from-left" style:horizontal-rel="paragraph"/>
    </style:style>
    <style:style style:name="gr20" style:family="graphic">
      <style:graphic-properties draw:fill-color="#ffffff" draw:textarea-horizontal-align="justify" draw:textarea-vertical-align="middle" draw:auto-grow-height="false" fo:min-height="0.3854in" fo:min-width="1.0835in" style:run-through="foreground" style:wrap="run-through" style:number-wrapped-paragraphs="no-limit" style:vertical-pos="from-top" style:vertical-rel="paragraph" style:horizontal-pos="from-left" style:horizontal-rel="paragraph"/>
    </style:style>
    <style:style style:name="gr2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C 250 – Program Design Document</text:p>
      <text:p text:style-name="P1"/>
      <text:p text:style-name="P1"><draw:custom-shape text:anchor-type="char" draw:z-index="0" draw:name="Shape1" draw:style-name="gr1" draw:text-style-name="P23" svg:width="0.9067in" svg:height="0.365in" svg:x="1.7862in" svg:y="0.0327in"><text:p/><draw:enhanced-geometry svg:viewBox="0 0 21600 21600" draw:type="rectangle" draw:enhanced-path="M 0 0 L 21600 0 21600 21600 0 21600 0 0 Z N"/></draw:custom-shape><draw:custom-shape text:anchor-type="char" draw:z-index="1" draw:name="Shape2" draw:style-name="gr2" draw:text-style-name="P23" svg:width="1.1461in" svg:height="0.3335in" svg:x="3.3382in" svg:y="0.0846in"><text:p/><draw:enhanced-geometry svg:viewBox="0 0 21600 21600" draw:type="rectangle" draw:enhanced-path="M 0 0 L 21600 0 21600 21600 0 21600 0 0 Z N"/></draw:custom-shape><draw:line text:anchor-type="char" draw:z-index="8" draw:name="Shape9" draw:style-name="gr9" draw:text-style-name="P26" svg:x1="2.6925in" svg:y1="0.189in" svg:x2="3.3382in" svg:y2="0.2618in"><text:p/></draw:line><draw:frame text:anchor-type="char" draw:z-index="20" draw:style-name="gr13" draw:text-style-name="P28" svg:width="0.9067in" svg:height="0.365in" svg:x="1.7862in" svg:y="0.0327in"><draw:text-box><text:p text:style-name="P24"><text:span text:style-name="T21">readData</text:span></text:p></draw:text-box></draw:frame><draw:frame text:anchor-type="char" draw:z-index="21" draw:style-name="gr13" draw:text-style-name="P28" svg:width="1.1461in" svg:height="0.3335in" svg:x="3.3382in" svg:y="0.0846in"><draw:text-box><text:p text:style-name="P24"><text:span text:style-name="T21">errorCheck</text:span></text:p></draw:text-box></draw:frame><draw:line text:anchor-type="char" draw:z-index="26" draw:name="Shape29" draw:style-name="gr9" draw:text-style-name="P26" svg:x1="3.2339in" svg:y1="0.1366in" svg:x2="3.3382in" svg:y2="0.2618in"><text:p/></draw:line></text:p>
      <text:p text:style-name="P2"><draw:line text:anchor-type="char" draw:z-index="27" draw:name="Shape30" draw:style-name="gr9" draw:text-style-name="P26" svg:x1="3.3382in" svg:y1="0.0701in" svg:x2="3.2236in" svg:y2="0.1638in"><text:p/></draw:line></text:p>
      <text:p text:style-name="P4"><draw:line text:anchor-type="char" draw:z-index="9" draw:name="Shape10" draw:style-name="gr9" draw:text-style-name="P26" svg:x1="3.7547in" svg:y1="0.0346in" svg:x2="3.7445in" svg:y2="0.2429in"><text:p/></draw:line><draw:line text:anchor-type="char" draw:z-index="28" draw:name="Shape31" draw:style-name="gr9" draw:text-style-name="P26" svg:x1="3.6717in" svg:y1="0.0972in" svg:x2="3.7445in" svg:y2="0.1701in"><text:p/></draw:line><draw:line text:anchor-type="char" draw:z-index="29" draw:name="Shape32" draw:style-name="gr9" draw:text-style-name="P26" svg:x1="3.8591in" svg:y1="0.0972in" svg:x2="3.7547in" svg:y2="0.1701in"><text:p/></draw:line></text:p>
      <text:p text:style-name="P7">Structure Chart<draw:line text:anchor-type="char" draw:z-index="10" draw:name="Shape11" draw:style-name="gr9" draw:text-style-name="P26" svg:x1="1.1091in" svg:y1="0.0516in" svg:x2="5.2343in" svg:y2="0.0827in"><text:p/></draw:line><draw:line text:anchor-type="char" draw:z-index="12" draw:name="Shape13" draw:style-name="gr9" draw:text-style-name="P26" svg:x1="1.1091in" svg:y1="0.0516in" svg:x2="1.1508in" svg:y2="0.239in"><text:p/></draw:line><draw:line text:anchor-type="char" draw:z-index="13" draw:name="Shape14" draw:style-name="gr9" draw:text-style-name="P26" svg:x1="3.4528in" svg:y1="0.0827in" svg:x2="3.4528in" svg:y2="0.2283in"><text:p/></draw:line><draw:line text:anchor-type="char" draw:z-index="15" draw:name="Shape16" draw:style-name="gr9" draw:text-style-name="P26" svg:x1="5.2236in" svg:y1="0.0827in" svg:x2="5.2339in" svg:y2="0.3429in"><text:p/></draw:line></text:p>
      <text:p text:style-name="P8"><draw:frame text:anchor-type="char" draw:z-index="2" draw:style-name="gr3" draw:text-style-name="P25" svg:width="0.8531in" svg:height="0.3961in" svg:x="0.4839in" svg:y="0.0472in"><draw:text-box><text:p text:style-name="P24"><text:span text:style-name="T21">calcMaxDay</text:span></text:p></draw:text-box></draw:frame><draw:custom-shape text:anchor-type="char" draw:z-index="3" draw:name="Shape4" draw:style-name="gr4" draw:text-style-name="P23" svg:width="1.448in" svg:height="0.4276in" svg:x="2.5465in" svg:y="0.0366in"><text:p/><draw:enhanced-geometry svg:viewBox="0 0 21600 21600" draw:type="rectangle" draw:enhanced-path="M 0 0 L 21600 0 21600 21600 0 21600 0 0 Z N"/></draw:custom-shape><draw:custom-shape text:anchor-type="char" draw:z-index="4" draw:name="Shape5" draw:style-name="gr5" draw:text-style-name="P23" svg:width="1.2295in" svg:height="0.3961in" svg:x="4.6925in" svg:y="0.1516in"><text:p/><draw:enhanced-geometry svg:viewBox="0 0 21600 21600" draw:type="rectangle" draw:enhanced-path="M 0 0 L 21600 0 21600 21600 0 21600 0 0 Z N"/></draw:custom-shape><draw:frame text:anchor-type="char" draw:z-index="23" draw:style-name="gr13" draw:text-style-name="P28" svg:width="1.448in" svg:height="0.4276in" svg:x="2.5465in" svg:y="0.0366in"><draw:text-box><text:p text:style-name="P24"><text:span text:style-name="T21">calcAvgs</text:span></text:p></draw:text-box></draw:frame><draw:frame text:anchor-type="char" draw:z-index="25" draw:style-name="gr13" draw:text-style-name="P28" svg:width="1.2295in" svg:height="0.3961in" svg:x="4.6925in" svg:y="0.1516in"><draw:text-box><text:p text:style-name="P24"><text:span text:style-name="T21">calcTotal</text:span></text:p></draw:text-box></draw:frame><draw:line text:anchor-type="char" draw:z-index="30" draw:name="Shape33" draw:style-name="gr9" draw:text-style-name="P26" svg:x1="1.3366in" svg:y1="0.1811in" svg:x2="2.0984in" svg:y2="0.1929in"><text:p/></draw:line></text:p>
      <text:p text:style-name="P3"><draw:line text:anchor-type="char" draw:z-index="31" draw:name="Shape34" draw:style-name="gr9" draw:text-style-name="P26" svg:x1="3.9945in" svg:y1="0.1055in" svg:x2="4.3799in" svg:y2="0.1157in"><text:p/></draw:line><draw:line text:anchor-type="char" draw:z-index="32" draw:name="Shape35" draw:style-name="gr9" draw:text-style-name="P26" svg:x1="2.0984in" svg:y1="0.0016in" svg:x2="2.0984in" svg:y2="1.4917in"><text:p/></draw:line><draw:line text:anchor-type="char" draw:z-index="33" draw:name="Shape36" draw:style-name="gr9" draw:text-style-name="P26" svg:x1="4.3799in" svg:y1="0.1055in" svg:x2="4.4217in" svg:y2="1.4598in"><text:p/></draw:line></text:p>
      <text:p text:style-name="P3"><draw:line text:anchor-type="paragraph" draw:z-index="37" draw:name="Shape17" draw:style-name="gr16" draw:text-style-name="P30" svg:x1="5.1819in" svg:y1="0.1638in" svg:x2="5.1819in" svg:y2="0.4646in"><text:p/></draw:line><draw:custom-shape text:anchor-type="paragraph" draw:z-index="41" draw:name="Shape25" draw:style-name="gr17" draw:text-style-name="P29" svg:width="0.2504in" svg:height="0.1398in" svg:x="5.0673in" svg:y="0.163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char" draw:z-index="11" draw:name="Shape12" draw:style-name="gr9" draw:text-style-name="P26" svg:x1="1.1508in" svg:y1="0.0598in" svg:x2="1.2028in" svg:y2="0.5079in"><text:p/></draw:line><draw:line text:anchor-type="char" draw:z-index="14" draw:name="Shape15" draw:style-name="gr9" draw:text-style-name="P26" svg:x1="3.4319in" svg:y1="0.0807in" svg:x2="3.463in" svg:y2="0.4244in"><text:p/></draw:line><draw:custom-shape text:anchor-type="char" draw:z-index="19" draw:name="Shape21" draw:style-name="gr12" draw:text-style-name="P23" svg:width="0.2189in" svg:height="0.115in" svg:x="3.4319in" svg:y="0.17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ellipse text:anchor-type="paragraph" draw:z-index="40" draw:name="Shape24" draw:style-name="gr16" draw:text-style-name="P30" svg:width="0.4795in" svg:height="0.1461in" svg:x="4.9528in" svg:y="0.0646in" draw:kind="arc" draw:start-angle="116" draw:end-angle="66.5"><text:p/></draw:ellipse><draw:custom-shape text:anchor-type="char" draw:z-index="16" draw:name="Shape18" draw:style-name="gr10" draw:text-style-name="P27" svg:width="0.5004in" svg:height="0.1878in" svg:x="0.9319in" svg:y="0.0835in"><text:p/><draw:enhanced-geometry svg:viewBox="0 0 1269 472" draw:type="non-primitive" draw:enhanced-path="M 541 0 L 510 2 479 4 449 7 419 11 390 15 361 20 333 25 306 31 279 38 253 44 229 52 205 60 182 68 161 76 140 85 121 95 103 104 87 114 71 125 58 135 45 146 34 157 25 168 17 180 10 191 5 203 2 215 0 226 0 238 1 250 4 262 9 273 15 285 22 296 31 308 42 319 54 330 67 340 82 351 98 361 116 371 135 380 155 389 176 398 198 406 222 414 246 421 272 428 298 435 325 441 353 446 381 451 411 456 440 460 471 463 501 466 532 468 563 470 595 471 626 471 658 471 689 470 721 469 752 467 783 464 813 461 843 458 872 454 901 449 930 444 957 438 984 432 1010 425 1035 418 1059 410 1081 402 1103 393 1124 384 1143 375 1161 366 1178 356 1194 345 1208 335 1220 324 1232 313 1241 302 1250 290 1256 279 1262 267 1265 256 1267 244 1268 232 1267 220 1264 209 1260 197 1254 185 1247 174 1239 163 1228 151 1217 140 1203 130 1189 119 1173 109 1156 99 1137 90 1117 81 1096 72 1074 63 1051 55 1027 48 1002 41 975 34 948 28 921 23 892 18 863 13 833 9 803 6 773 3 N"/></draw:custom-shape><draw:custom-shape text:anchor-type="char" draw:z-index="17" draw:name="Shape19" draw:style-name="gr11" draw:text-style-name="P27" svg:width="0.4689in" svg:height="0.1461in" svg:x="3.2547in" svg:y="0.0272in"><text:p/><draw:enhanced-geometry svg:viewBox="0 0 1191 368" draw:type="non-primitive" draw:enhanced-path="M 521 0 L 492 2 463 4 434 6 406 9 378 12 351 15 324 19 298 24 273 28 248 33 225 39 202 45 180 51 159 58 140 64 121 72 104 79 88 87 73 95 60 103 47 111 36 120 27 128 19 137 12 146 7 155 3 164 1 173 0 182 1 191 3 201 6 210 11 219 18 228 26 236 35 245 46 254 58 262 71 270 86 278 102 286 119 293 137 300 156 307 177 314 199 320 221 326 245 332 269 337 294 342 320 346 346 350 374 354 401 357 430 360 458 362 487 364 516 365 546 366 575 367 605 367 634 367 664 366 693 364 722 363 751 361 779 358 807 355 835 351 861 348 887 343 913 339 937 333 961 328 984 322 1006 316 1027 310 1047 303 1065 296 1083 288 1099 281 1114 273 1128 265 1141 256 1152 248 1161 239 1170 231 1177 222 1182 213 1186 204 1189 194 1190 185 1190 176 1188 167 1184 158 1180 149 1174 140 1166 131 1157 122 1146 114 1135 106 1122 97 1107 89 1091 82 1074 74 1056 67 1037 60 1017 53 995 47 973 41 950 35 926 30 901 25 875 21 848 17 821 13 794 10 766 7 737 4 708 2 679 1 650 0 N"/></draw:custom-shape><draw:custom-shape text:anchor-type="char" draw:z-index="18" draw:name="Shape20" draw:style-name="gr12" draw:text-style-name="P23" svg:width="0.2921in" svg:height="0.1043in" svg:x="1.2028in" svg:y="0.02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T2"><text:tab/> <text:s text:c="5"/>x5<text:tab/><text:tab/><text:tab/><text:tab/><text:tab/><text:tab/> <text:s text:c="5"/>x5<text:tab/><text:tab/><text:tab/><text:tab/></text:span><text:span text:style-name="T3">x5</text:span></text:p>
      <text:p text:style-name="P3"><draw:custom-shape text:anchor-type="paragraph" draw:z-index="36" draw:name="Shape6" draw:style-name="gr15" draw:text-style-name="P29" svg:width="1.2398in" svg:height="0.4067in" svg:x="4.7134in" svg:y="0.0811in"><text:p>calcTotals</text:p><draw:enhanced-geometry svg:viewBox="0 0 21600 21600" draw:type="rectangle" draw:enhanced-path="M 0 0 L 21600 0 21600 21600 0 21600 0 0 Z N"/></draw:custom-shape><draw:custom-shape text:anchor-type="char" draw:z-index="6" draw:name="Shape7" draw:style-name="gr7" draw:text-style-name="P23" svg:width="1.2921in" svg:height="0.3752in" svg:x="0.6091in" svg:y="0.1244in"><text:p/><draw:enhanced-geometry svg:viewBox="0 0 21600 21600" draw:type="rectangle" draw:enhanced-path="M 0 0 L 21600 0 21600 21600 0 21600 0 0 Z N"/></draw:custom-shape><draw:custom-shape text:anchor-type="char" draw:z-index="7" draw:name="Shape8" draw:style-name="gr8" draw:text-style-name="P23" svg:width="1.3441in" svg:height="0.4169in" svg:x="2.7756in" svg:y="0.0409in"><text:p/><draw:enhanced-geometry svg:viewBox="0 0 21600 21600" draw:type="rectangle" draw:enhanced-path="M 0 0 L 21600 0 21600 21600 0 21600 0 0 Z N"/></draw:custom-shape><draw:frame text:anchor-type="char" draw:z-index="22" draw:style-name="gr13" draw:text-style-name="P28" svg:width="1.2921in" svg:height="0.3843in" svg:x="0.6091in" svg:y="0.1244in"><draw:text-box><text:p text:style-name="P24"><text:span text:style-name="T21">calcMaxPerPerson</text:span></text:p></draw:text-box></draw:frame><draw:frame text:anchor-type="char" draw:z-index="24" draw:style-name="gr13" draw:text-style-name="P28" svg:width="1.3441in" svg:height="0.4169in" svg:x="2.7756in" svg:y="0.0409in"><draw:text-box><text:p text:style-name="P24"><text:span text:style-name="T21">calcAvgPerDay</text:span></text:p></draw:text-box></draw:frame></text:p>
      <text:p text:style-name="P3"/>
      <text:p text:style-name="P3"/>
      <text:p text:style-name="P3"/>
      <text:p text:style-name="P3"><draw:custom-shape text:anchor-type="paragraph" draw:z-index="44" draw:name="Shape28" draw:style-name="gr20" draw:text-style-name="P29" svg:width="1.0835in" svg:height="0.3858in" svg:x="-0.4016in" svg:y="0.1689in"><text:p/><draw:enhanced-geometry svg:viewBox="0 0 21600 21600" draw:type="rectangle" draw:enhanced-path="M 0 0 L 21600 0 21600 21600 0 21600 0 0 Z N"/></draw:custom-shape><draw:frame text:anchor-type="paragraph" draw:z-index="50" draw:name="Shape43" draw:style-name="gr23" draw:text-style-name="P31" svg:width="1.0835in" svg:height="0.3858in" svg:x="-0.4016in" svg:y="0.1689in"><draw:text-box><text:p>printLine</text:p></draw:text-box></draw:frame><draw:frame text:anchor-type="char" draw:z-index="5" draw:style-name="gr6" draw:text-style-name="P25" svg:width="1.2606in" svg:height="0.5106in" svg:x="6.328in" svg:y="0.0555in"><draw:text-box><text:p text:style-name="P24"><text:span text:style-name="T21">outputCalculations</text:span></text:p></draw:text-box></draw:frame><draw:line text:anchor-type="char" draw:z-index="34" draw:name="Shape37" draw:style-name="gr9" draw:text-style-name="P26" svg:x1="2.0984in" svg:y1="0.1492in" svg:x2="6.3276in" svg:y2="0.1594in"><text:p/></draw:line></text:p>
      <text:p text:style-name="P3"><draw:line text:anchor-type="paragraph" draw:z-index="38" draw:name="Shape22" draw:style-name="gr16" draw:text-style-name="P30" svg:x1="5.1299in" svg:y1="0.3209in" svg:x2="5.1299in" svg:y2="0.1646in"><text:p/></draw:line><draw:line text:anchor-type="paragraph" draw:z-index="39" draw:name="Shape23" draw:style-name="gr16" draw:text-style-name="P30" svg:x1="6.328in" svg:y1="0.1957in" svg:x2="5.1299in" svg:y2="0.1646in"><text:p/></draw:line><draw:line text:anchor-type="paragraph" draw:z-index="45" draw:name="Shape38" draw:style-name="gr21" draw:text-style-name="P30" svg:x1="0.6819in" svg:y1="0.1543in" svg:x2="2.3591in" svg:y2="0.1752in"><text:p/></draw:line><draw:line text:anchor-type="paragraph" draw:z-index="47" draw:name="Shape40" draw:style-name="gr21" draw:text-style-name="P30" svg:x1="2.3591in" svg:y1="0.1752in" svg:x2="2.3382in" svg:y2="0.5189in"><text:p/></draw:line></text:p>
      <text:p text:style-name="P3"><draw:custom-shape text:anchor-type="paragraph" draw:z-index="35" draw:name="Shape3" draw:style-name="gr14" draw:text-style-name="P29" svg:width="1.2295in" svg:height="0.448in" svg:x="4.5256in" svg:y="0.1291in"><text:p>daySuffix</text:p><draw:enhanced-geometry svg:viewBox="0 0 21600 21600" draw:type="rectangle" draw:enhanced-path="M 0 0 L 21600 0 21600 21600 0 21600 0 0 Z N"/></draw:custom-shape><draw:custom-shape text:anchor-type="paragraph" draw:z-index="42" draw:name="Shape26" draw:style-name="gr18" draw:text-style-name="P29" svg:width="1.448in" svg:height="0.4169in" svg:x="2.6402in" svg:y="0.1811in"><text:p>printTable</text:p><draw:enhanced-geometry svg:viewBox="0 0 21600 21600" draw:type="rectangle" draw:enhanced-path="M 0 0 L 21600 0 21600 21600 0 21600 0 0 Z N"/></draw:custom-shape><draw:custom-shape text:anchor-type="paragraph" draw:z-index="43" draw:name="Shape27" draw:style-name="gr19" draw:text-style-name="P29" svg:width="1.2189in" svg:height="0.3858in" svg:x="0.8591in" svg:y="0.1811in"><text:p/><draw:enhanced-geometry svg:viewBox="0 0 21600 21600" draw:type="rectangle" draw:enhanced-path="M 0 0 L 21600 0 21600 21600 0 21600 0 0 Z N"/></draw:custom-shape><draw:line text:anchor-type="paragraph" draw:z-index="48" draw:name="Shape41" draw:style-name="gr21" draw:text-style-name="P30" svg:x1="3.3902in" svg:y1="0.1815in" svg:x2="3.3902in" svg:y2="0.0043in"><text:p/></draw:line><draw:line text:anchor-type="paragraph" draw:z-index="49" draw:name="Shape42" draw:style-name="gr22" draw:text-style-name="P30" svg:x1="5.1299in" svg:y1="0.0043in" svg:x2="3.3902in" svg:y2="0.0043in"><text:p/></draw:line><draw:frame text:anchor-type="paragraph" draw:z-index="51" draw:name="Shape44" draw:style-name="gr23" draw:text-style-name="P31" svg:width="1.2189in" svg:height="0.3858in" svg:x="0.8591in" svg:y="0.1811in"><draw:text-box><text:p>dayTotal</text:p></draw:text-box></draw:frame></text:p>
      <text:p text:style-name="P3"><draw:line text:anchor-type="paragraph" draw:z-index="46" draw:name="Shape39" draw:style-name="gr21" draw:text-style-name="P30" svg:x1="2.6406in" svg:y1="0.1457in" svg:x2="2.078in" svg:y2="0.1354in"><text:p/></draw:line></text:p>
      <text:p text:style-name="P3"/>
      <text:p text:style-name="Standard"><text:span text:style-name="T1">Function Design</text:span><text:span text:style-name="T2"> (give the prototype and a short description for each function)</text:span></text:p>
      <text:p text:style-name="P9"/>
      <text:p text:style-name="P9"/>
      <text:p text:style-name="P11"><text:span text:style-name="T4">string </text:span><text:span text:style-name="T5">daySuffix</text:span><text:span text:style-name="T4">(</text:span><text:span text:style-name="T9">int</text:span><text:span text:style-name="T4">); </text:span><text:span text:style-name="T14">// returns the suffix of the day based on index (index 1 is the second day -&gt; returns "nd" from "2nd")</text:span></text:p>
      <text:p text:style-name="P12"><text:span text:style-name="T9">void</text:span><text:span text:style-name="T4"> </text:span><text:span text:style-name="T5">calcTotals</text:span><text:span text:style-name="T4">(</text:span><text:span text:style-name="T9">int</text:span><text:span text:style-name="T4">[][DAYS], </text:span><text:span text:style-name="T9">int</text:span><text:span text:style-name="T4">[]); </text:span><text:span text:style-name="T14">// calculates the totals per person and puts them in an int[]</text:span></text:p>
      <text:p text:style-name="P12"><text:span text:style-name="T9">void</text:span><text:span text:style-name="T4"> </text:span><text:span text:style-name="T5">readData</text:span><text:span text:style-name="T4">(</text:span><text:span text:style-name="T9">int</text:span><text:span text:style-name="T4">[][DAYS]); </text:span><text:span text:style-name="T14">//reads the input data from ex_data.txt</text:span></text:p>
      <text:p text:style-name="P12"><text:span text:style-name="T9">void</text:span><text:span text:style-name="T4"> </text:span><text:span text:style-name="T5">errorCheck</text:span><text:span text:style-name="T4">(</text:span><text:span text:style-name="T9">int</text:span><text:span text:style-name="T4">[][DAYS]); </text:span><text:span text:style-name="T14">// check the input data for errors and zero any out</text:span></text:p>
      <text:p text:style-name="P12"><text:span text:style-name="T9">void</text:span><text:span text:style-name="T4"> </text:span><text:span text:style-name="T5">calcMaxDay</text:span><text:span text:style-name="T4">(</text:span><text:span text:style-name="T9">int</text:span><text:span text:style-name="T4">[][DAYS], </text:span><text:span text:style-name="T9">int</text:span><text:span text:style-name="T4">[]); </text:span><text:span text:style-name="T14">// calculates the peak exercise day for each person, index of day stores in int[]</text:span></text:p>
      <text:p text:style-name="P12"><text:span text:style-name="T9">void</text:span><text:span text:style-name="T4"> </text:span><text:span text:style-name="T5">calcAvgs</text:span><text:span text:style-name="T4">(</text:span><text:span text:style-name="T9">int</text:span><text:span text:style-name="T4">[][DAYS], </text:span><text:span text:style-name="T9">int</text:span><text:span text:style-name="T4">[]); </text:span><text:span text:style-name="T14">// calculates the average exercise per day per person, index of avg stored in int[]</text:span></text:p>
      <text:p text:style-name="P12"><text:span text:style-name="T9">int</text:span><text:span text:style-name="T4"> </text:span><text:span text:style-name="T5">calcTotal</text:span><text:span text:style-name="T4">(</text:span><text:span text:style-name="T9">int</text:span><text:span text:style-name="T4">[]); </text:span><text:span text:style-name="T14">//returns the total exercise done by all of the people throughout the week</text:span></text:p>
      <text:p text:style-name="P12"><text:span text:style-name="T9">int</text:span><text:span text:style-name="T4"> </text:span><text:span text:style-name="T5">calcMaxDayPerPerson</text:span><text:span text:style-name="T4">(</text:span><text:span text:style-name="T9">int</text:span><text:span text:style-name="T4">[]); </text:span><text:span text:style-name="T14">//calculates the total exercise for the week for one person and returns it</text:span></text:p>
      <text:p text:style-name="P12"><text:span text:style-name="T9">int</text:span><text:span text:style-name="T4"> </text:span><text:span text:style-name="T5">calcAvgPerDay</text:span><text:span text:style-name="T4">(</text:span><text:span text:style-name="T9">int</text:span><text:span text:style-name="T4">[]); </text:span><text:span text:style-name="T14">// calculates the avg exercise per person on any one day and returns it</text:span></text:p>
      <text:p text:style-name="P12"><text:span text:style-name="T9">void</text:span><text:span text:style-name="T4"> </text:span><text:span text:style-name="T5">outputCalculations</text:span><text:span text:style-name="T4">(</text:span><text:span text:style-name="T9">int</text:span><text:span text:style-name="T4">[][DAYS], </text:span><text:span text:style-name="T9">int</text:span><text:span text:style-name="T4">[], </text:span><text:span text:style-name="T9">int</text:span><text:span text:style-name="T4">[], </text:span><text:span text:style-name="T9">int</text:span><text:span text:style-name="T4">[], </text:span><text:span text:style-name="T9">int</text:span><text:span text:style-name="T4">); </text:span><text:span text:style-name="T14">// prints to the screen the peak exercise day and value for each person,</text:span></text:p>
      <text:p text:style-name="P13">// the average minutes of exercise per day for the group,</text:p>
      <text:p text:style-name="P13">// the relative contribution to the total,</text:p>
      <text:p text:style-name="P13">// and the total minutes of exercise for the week</text:p>
      <text:p text:style-name="P20"><text:span text:style-name="T10">int</text:span><text:span text:style-name="T19"> </text:span><text:span text:style-name="T6">dayTotal</text:span><text:span text:style-name="T19">(</text:span><text:span text:style-name="T10">int</text:span><text:span text:style-name="T19"> exDataD[][DAYS], </text:span><text:span text:style-name="T10">int</text:span><text:span text:style-name="T19"> day);</text:span><text:span text:style-name="T13">//</text:span><text:span text:style-name="T15">calculates the total for the given day and returns it</text:span></text:p>
      <text:p text:style-name="P21"><text:span text:style-name="T11">void</text:span><text:span text:style-name="T18"> </text:span><text:span text:style-name="T7">printLine</text:span><text:span text:style-name="T18">(</text:span><text:span text:style-name="T11">int</text:span><text:span text:style-name="T18"> length);</text:span><text:span text:style-name="T15">//</text:span><text:span text:style-name="T16">prints a line of “-”s of the given length, no new line</text:span></text:p>
      <text:p text:style-name="P21"><text:span text:style-name="T12">void</text:span><text:span text:style-name="T20"> </text:span><text:span text:style-name="T8">printTable</text:span><text:span text:style-name="T20">(</text:span><text:span text:style-name="T12">int</text:span><text:span text:style-name="T20"> exData[][DAYS], </text:span><text:span text:style-name="T12">int</text:span><text:span text:style-name="T20"> dayAvgs[], </text:span><text:span text:style-name="T12">int</text:span><text:span text:style-name="T20"> totals[], </text:span><text:span text:style-name="T12">int</text:span><text:span text:style-name="T20"> total);</text:span><text:span text:style-name="T15">//</text:span><text:span text:style-name="T16">prints out an ordered table of the exercise data</text:span></text:p>
      <text:p text:style-name="P9"><text:soft-page-break/>Time Estimate</text:p>
      <text:p text:style-name="P9"/>
      <table:table table:name="Table1" table:style-name="Table1">
        <table:table-column table:style-name="Table1.A" table:number-columns-repeated="2"/>
        <table:table-column table:style-name="Table1.C"/>
        <table:table-row table:style-name="Table1.1">
          <table:table-cell table:style-name="Table1.A1" office:value-type="string">
            <text:p text:style-name="P6"/>
          </table:table-cell>
          <table:table-cell table:style-name="Table1.A1" office:value-type="string">
            <text:p text:style-name="P5">Estimated Time</text:p>
          </table:table-cell>
          <table:table-cell table:style-name="Table1.C1" office:value-type="string">
            <text:p text:style-name="P5">Actual Time</text:p>
          </table:table-cell>
        </table:table-row>
        <table:table-row table:style-name="Table1.1">
          <table:table-cell table:style-name="Table1.A1" office:value-type="string">
            <text:p text:style-name="P11">Program Design</text:p>
          </table:table-cell>
          <table:table-cell table:style-name="Table1.A1" office:value-type="string">
            <text:p text:style-name="P10">20</text:p>
          </table:table-cell>
          <table:table-cell table:style-name="Table1.C1" office:value-type="string">
            <text:p text:style-name="P10">16</text:p>
          </table:table-cell>
        </table:table-row>
        <table:table-row table:style-name="Table1.1">
          <table:table-cell table:style-name="Table1.A1" office:value-type="string">
            <text:p text:style-name="P11">(list each function name and the time required to code each)</text:p>
          </table:table-cell>
          <table:table-cell table:style-name="Table1.A1" office:value-type="string">
            <text:p text:style-name="P10"/>
          </table:table-cell>
          <table:table-cell table:style-name="Table1.C1" office:value-type="string">
            <text:p text:style-name="P10"/>
          </table:table-cell>
        </table:table-row>
        <table:table-row table:style-name="Table1.1">
          <table:table-cell table:style-name="Table1.A1" office:value-type="string">
            <text:p text:style-name="P10">readData()</text:p>
          </table:table-cell>
          <table:table-cell table:style-name="Table1.A1" office:value-type="string">
            <text:p text:style-name="P10">5</text:p>
          </table:table-cell>
          <table:table-cell table:style-name="Table1.C1" office:value-type="string">
            <text:p text:style-name="P10">4</text:p>
          </table:table-cell>
        </table:table-row>
        <table:table-row table:style-name="Table1.1">
          <table:table-cell table:style-name="Table1.A1" office:value-type="string">
            <text:p text:style-name="P10">errorCheck()</text:p>
          </table:table-cell>
          <table:table-cell table:style-name="Table1.A1" office:value-type="string">
            <text:p text:style-name="P10">3</text:p>
          </table:table-cell>
          <table:table-cell table:style-name="Table1.C1" office:value-type="string">
            <text:p text:style-name="P10">2</text:p>
          </table:table-cell>
        </table:table-row>
        <table:table-row table:style-name="Table1.1">
          <table:table-cell table:style-name="Table1.A1" office:value-type="string">
            <text:p text:style-name="P10">calcMaxDay()</text:p>
          </table:table-cell>
          <table:table-cell table:style-name="Table1.A1" office:value-type="string">
            <text:p text:style-name="P10">10</text:p>
          </table:table-cell>
          <table:table-cell table:style-name="Table1.C1" office:value-type="string">
            <text:p text:style-name="P10">1</text:p>
          </table:table-cell>
        </table:table-row>
        <table:table-row table:style-name="Table1.1">
          <table:table-cell table:style-name="Table1.A7" office:value-type="string">
            <text:p text:style-name="P10">calcAvgs()</text:p>
          </table:table-cell>
          <table:table-cell table:style-name="Table1.A7" office:value-type="string">
            <text:p text:style-name="P10">3</text:p>
          </table:table-cell>
          <table:table-cell table:style-name="Table1.C7" office:value-type="string">
            <text:p text:style-name="P10">1</text:p>
          </table:table-cell>
        </table:table-row>
        <table:table-row table:style-name="Table1.1">
          <table:table-cell table:style-name="Table1.A7" office:value-type="string">
            <text:p text:style-name="P10">calcTotal()</text:p>
          </table:table-cell>
          <table:table-cell table:style-name="Table1.A7" office:value-type="string">
            <text:p text:style-name="P10">3</text:p>
          </table:table-cell>
          <table:table-cell table:style-name="Table1.C7" office:value-type="string">
            <text:p text:style-name="P10">1</text:p>
          </table:table-cell>
        </table:table-row>
        <table:table-row table:style-name="Table1.1">
          <table:table-cell table:style-name="Table1.A7" office:value-type="string">
            <text:p text:style-name="P10">calcTotals()</text:p>
          </table:table-cell>
          <table:table-cell table:style-name="Table1.A7" office:value-type="string">
            <text:p text:style-name="P10">--------------------</text:p>
          </table:table-cell>
          <table:table-cell table:style-name="Table1.C7" office:value-type="string">
            <text:p text:style-name="P10">1</text:p>
          </table:table-cell>
        </table:table-row>
        <table:table-row table:style-name="Table1.1">
          <table:table-cell table:style-name="Table1.A7" office:value-type="string">
            <text:p text:style-name="P10">calcMaxDayPerPerson()</text:p>
          </table:table-cell>
          <table:table-cell table:style-name="Table1.A7" office:value-type="string">
            <text:p text:style-name="P10">10</text:p>
          </table:table-cell>
          <table:table-cell table:style-name="Table1.C7" office:value-type="string">
            <text:p text:style-name="P10">3</text:p>
          </table:table-cell>
        </table:table-row>
        <table:table-row table:style-name="Table1.1">
          <table:table-cell table:style-name="Table1.A7" office:value-type="string">
            <text:p text:style-name="P10">calcAvgPerDay()</text:p>
          </table:table-cell>
          <table:table-cell table:style-name="Table1.A7" office:value-type="string">
            <text:p text:style-name="P10">5</text:p>
          </table:table-cell>
          <table:table-cell table:style-name="Table1.C7" office:value-type="string">
            <text:p text:style-name="P10">1</text:p>
          </table:table-cell>
        </table:table-row>
        <table:table-row table:style-name="Table1.1">
          <table:table-cell table:style-name="Table1.A7" office:value-type="string">
            <text:p text:style-name="P10">outputCalculations()</text:p>
          </table:table-cell>
          <table:table-cell table:style-name="Table1.A7" office:value-type="string">
            <text:p text:style-name="P10">10</text:p>
          </table:table-cell>
          <table:table-cell table:style-name="Table1.C7" office:value-type="string">
            <text:p text:style-name="P10">12</text:p>
          </table:table-cell>
        </table:table-row>
        <table:table-row table:style-name="Table1.1">
          <table:table-cell table:style-name="Table1.A1" office:value-type="string">
            <text:p text:style-name="P11">Program Test/General Debug</text:p>
          </table:table-cell>
          <table:table-cell table:style-name="Table1.A1" office:value-type="string">
            <text:p text:style-name="P10">15</text:p>
          </table:table-cell>
          <table:table-cell table:style-name="Table1.C1" office:value-type="string">
            <text:p text:style-name="P10">20</text:p>
          </table:table-cell>
        </table:table-row>
        <table:table-row table:style-name="Table1.1">
          <table:table-cell table:style-name="Table1.A7" office:value-type="string">
            <text:p text:style-name="P11">Logging System &amp; Arguments</text:p>
          </table:table-cell>
          <table:table-cell table:style-name="Table1.A7" office:value-type="string">
            <text:p text:style-name="P10">--------------------</text:p>
          </table:table-cell>
          <table:table-cell table:style-name="Table1.C7" office:value-type="string">
            <text:p text:style-name="P10">20</text:p>
          </table:table-cell>
        </table:table-row>
        <table:table-row table:style-name="Table1.1">
          <table:table-cell table:style-name="Table1.A7" office:value-type="string">
            <text:p text:style-name="P14"><text:span text:style-name="T20">d</text:span>aySuffix</text:p>
          </table:table-cell>
          <table:table-cell table:style-name="Table1.A7" office:value-type="string">
            <text:p text:style-name="P10">--------------------</text:p>
          </table:table-cell>
          <table:table-cell table:style-name="Table1.C7" office:value-type="string">
            <text:p text:style-name="P17">2</text:p>
          </table:table-cell>
        </table:table-row>
        <table:table-row table:style-name="Table1.1">
          <table:table-cell table:style-name="Table1.A7" office:value-type="string">
            <text:p text:style-name="P22">dayTotal()</text:p>
          </table:table-cell>
          <table:table-cell table:style-name="Table1.A7" office:value-type="string">
            <text:p text:style-name="P10">--------------------</text:p>
          </table:table-cell>
          <table:table-cell table:style-name="Table1.C7" office:value-type="string">
            <text:p text:style-name="P18">1</text:p>
          </table:table-cell>
        </table:table-row>
        <table:table-row table:style-name="Table1.1">
          <table:table-cell table:style-name="Table1.A7" office:value-type="string">
            <text:p text:style-name="P22">printLine()</text:p>
          </table:table-cell>
          <table:table-cell table:style-name="Table1.A7" office:value-type="string">
            <text:p text:style-name="P10">--------------------</text:p>
          </table:table-cell>
          <table:table-cell table:style-name="Table1.C7" office:value-type="string">
            <text:p text:style-name="P18">1</text:p>
          </table:table-cell>
        </table:table-row>
        <table:table-row table:style-name="Table1.1">
          <table:table-cell table:style-name="Table1.A7" office:value-type="string">
            <text:p text:style-name="P22">printTable()</text:p>
          </table:table-cell>
          <table:table-cell table:style-name="Table1.A7" office:value-type="string">
            <text:p text:style-name="P10">--------------------</text:p>
          </table:table-cell>
          <table:table-cell table:style-name="Table1.C7" office:value-type="string">
            <text:p text:style-name="P18">10</text:p>
          </table:table-cell>
        </table:table-row>
        <table:table-row table:style-name="Table1.19">
          <table:table-cell table:style-name="Table1.A1" office:value-type="string">
            <text:p text:style-name="P5">Total Time</text:p>
          </table:table-cell>
          <table:table-cell table:style-name="Table1.A1" office:value-type="string">
            <text:p text:style-name="P10">79</text:p>
          </table:table-cell>
          <table:table-cell table:style-name="Table1.C1" office:value-type="string">
            <text:p text:style-name="P18">96</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Consolas1" svg:font-family="Consolas, 'Courier New', monospace"/>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252in" fo:margin-bottom="0.75in" fo:margin-left="0.75in" fo:margin-right="0.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 150</dc:title>
    <meta:initial-creator>kurtenbp</meta:initial-creator>
    <meta:creation-date>2006-08-29T11:40:00</meta:creation-date>
    <dc:date>2018-02-05T15:25:13.902000000</dc:date>
    <meta:print-date>2005-11-30T15:57:00</meta:print-date>
    <meta:editing-cycles>15</meta:editing-cycles>
    <meta:editing-duration>PT2H9M16S</meta:editing-duration>
    <meta:generator>LibreOffice/5.4.3.2$Windows_X86_64 LibreOffice_project/92a7159f7e4af62137622921e809f8546db437e5</meta:generator>
    <meta:document-statistic meta:table-count="1" meta:image-count="0" meta:object-count="0" meta:page-count="2" meta:paragraph-count="75" meta:word-count="331" meta:character-count="2151" meta:non-whitespace-character-count="1873"/>
  </office:meta>
</office:document-meta>
</file>